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17in"/>
    </style:style>
    <style:style style:name="co3" style:family="table-column">
      <style:table-column-properties fo:break-before="auto" style:column-width="1.248in"/>
    </style:style>
    <style:style style:name="co4" style:family="table-column">
      <style:table-column-properties fo:break-before="auto" style:column-width="2.2327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1.0937in"/>
    </style:style>
    <style:style style:name="co9" style:family="table-column">
      <style:table-column-properties fo:break-before="auto" style:column-width="1.8228in"/>
    </style:style>
    <style:style style:name="co10" style:family="table-column">
      <style:table-column-properties fo:break-before="auto" style:column-width="1.956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ardware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3">
          <table:table-cell table:number-columns-repeated="5"/>
          <table:table-cell office:value-type="string" calcext:value-type="string">
            <text:p>application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parts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single axis</text:p>
          </table:table-cell>
          <table:table-cell office:value-type="string" calcext:value-type="string">
            <text:p>dual axis</text:p>
          </table:table-cell>
          <table:table-cell office:value-type="string" calcext:value-type="string">
            <text:p>b52</text:p>
          </table:table-cell>
        </table:table-row>
        <table:table-row table:style-name="ro3">
          <table:table-cell office:value-type="string" calcext:value-type="string">
            <text:p>DC motor 1 h-bridg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+24V</text:p>
          </table:table-cell>
          <table:table-cell office:value-type="string" calcext:value-type="string">
            <text:p>mc3392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C motor 1 encod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C motor 1 current detec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mc3392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C motor 1 limit max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 and failsafe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C motor 1 limit mi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 and failsafe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C motor 2 h bridg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+24V</text:p>
          </table:table-cell>
          <table:table-cell office:value-type="string" calcext:value-type="string">
            <text:p>mc3392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C motor 2 encod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C motor 2 current detec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mc3392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C motor 2 limit max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 and failsafe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C motor 2 limit mi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 and failsafe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C SSR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/o slow</text:p>
          </table:table-cell>
          <table:table-cell office:value-type="string" calcext:value-type="string">
            <text:p>mcp23017 S112S01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C SSR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/o slow</text:p>
          </table:table-cell>
          <table:table-cell office:value-type="string" calcext:value-type="string">
            <text:p>mcp23017 S112S01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emperature sensor 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ultiplexable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emperature sensor 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ultiplexable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emperature sensor 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ultiplexable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emperature sensor 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ultiplexable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ystem voltag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yranomet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ds101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lay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/o slow</text:p>
          </table:table-cell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lay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/o slow</text:p>
          </table:table-cell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-stop inp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Water Pressur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ds101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Water Flow Rat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ds101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ternal AC voltage detect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ads101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ternal AC current sens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ternal AC frequency sens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ternal switch 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ternal switch 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ternal switch 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ternal switch 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ternal switch 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ternal switch 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tepper control 1 – DRV882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/rp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tepper control 2 – DRV882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/rp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umidity</text:p>
          </table:table-cell>
          <table:table-cell office:value-type="string" calcext:value-type="string">
            <text:p>input 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rpi</text:p>
          </table:table-cell>
          <table:table-cell table:number-columns-repeated="4"/>
        </table:table-row>
      </table:table>
      <table:table table:name="turbine" table:style-name="ta1"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turbine note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pressureWater</text:p>
          </table:table-cell>
          <table:table-cell office:value-type="string" calcext:value-type="string">
            <text:p>Hydro nominal pressure 98psi</text:p>
          </table:table-cell>
          <table:table-cell office:value-type="string" calcext:value-type="string">
            <text:p><text:a xlink:href="http://www.ebay.com/itm/181499404744?_trksid=p2055119.m1438.l2649&amp;ssPageName=STRK%3AMEBIDX%3AIT" xlink:type="simple">http://www.ebay.com/itm/181499404744?_trksid=p2055119.m1438.l2649&amp;ssPageName=STRK%3AMEBIDX%3AIT</text:a>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office:value-type="string" calcext:value-type="string">
            <text:p>temperaturePowerHous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mperatureWaterInl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mperatureWaterOutl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mperatureGenerator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office:value-type="string" calcext:value-type="string">
            <text:p>actuatorNeedleValv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ctuatorJetDeflector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powerProduc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werVolta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werCurre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werFrequency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comm link to gateway, 1000'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roomHeaterControlAC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485 ppp comm li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V8825</text:p>
          </table:table-cell>
          <table:table-cell table:number-columns-repeated="2"/>
        </table:table-row>
      </table:table>
      <table:table table:name="B-52" table:style-name="ta1">
        <table:table-column table:style-name="co7" table:default-cell-style-name="Default"/>
        <table:table-row table:style-name="ro2">
          <table:table-cell office:value-type="string" calcext:value-type="string">
            <text:p>RT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21:09:07.457260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5:33:57.505921600</meta:creation-date>
    <dc:date>2016-01-11T21:09:58.043722491</dc:date>
    <meta:editing-duration>P1DT10H30M51S</meta:editing-duration>
    <meta:editing-cycles>34</meta:editing-cycles>
    <meta:generator>LibreOffice/4.2.8.2$Linux_X86_64 LibreOffice_project/420m0$Build-2</meta:generator>
    <meta:document-statistic meta:table-count="3" meta:cell-count="240" meta:object-count="0"/>
  </office:meta>
</office:document-meta>
</file>